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E000001B782D287126219CF3B.png" manifest:media-type="image/png"/>
  <manifest:file-entry manifest:full-path="Pictures/10000201000002AE000001B786A013533C46F418.png" manifest:media-type="image/png"/>
  <manifest:file-entry manifest:full-path="Pictures/10000201000002AE000001B7F27F31443716655F.png" manifest:media-type="image/png"/>
  <manifest:file-entry manifest:full-path="Pictures/10000000000001A200000042B58751BCCEF3836F.png" manifest:media-type="image/png"/>
  <manifest:file-entry manifest:full-path="Pictures/10000000000002A50000025F4796E6722B33386E.png" manifest:media-type="image/png"/>
  <manifest:file-entry manifest:full-path="Pictures/1000020100000500000004F99BD89DA454BB2745.png" manifest:media-type="image/png"/>
  <manifest:file-entry manifest:full-path="Pictures/10000201000002E3000001B7FAE7FE8CC4537E80.png" manifest:media-type="image/png"/>
  <manifest:file-entry manifest:full-path="Pictures/10000000000001A2000000420A703A26EBB8A280.png" manifest:media-type="image/png"/>
  <manifest:file-entry manifest:full-path="Pictures/100000000000003E0000001E7F84EB939F456412.png" manifest:media-type="image/png"/>
  <manifest:file-entry manifest:full-path="Pictures/10000201000002AE000001B739D19099C5870DA4.png" manifest:media-type="image/png"/>
  <manifest:file-entry manifest:full-path="Pictures/10000000000001A2000000426F99AD974D8CACA3.png" manifest:media-type="image/png"/>
  <manifest:file-entry manifest:full-path="Pictures/10000000000001A200000042FAE690AC56062BC8.png" manifest:media-type="image/png"/>
  <manifest:file-entry manifest:full-path="Pictures/10000000000001A200000042318FC474DFE64594.png" manifest:media-type="image/png"/>
  <manifest:file-entry manifest:full-path="Pictures/10000000000001A20000004240A0DE0A6B076D30.png" manifest:media-type="image/png"/>
  <manifest:file-entry manifest:full-path="Pictures/10000201000002AE000001B71B9D2DAB310FA12E.png" manifest:media-type="image/png"/>
  <manifest:file-entry manifest:full-path="Pictures/10000201000005780000041AC1063A4B43A66E97.png" manifest:media-type="image/png"/>
  <manifest:file-entry manifest:full-path="Pictures/10000201000002E3000001B7E9588704FD25319B.png" manifest:media-type="image/png"/>
  <manifest:file-entry manifest:full-path="Pictures/10000201000002AE000001B71431AD22C274B240.png" manifest:media-type="image/png"/>
  <manifest:file-entry manifest:full-path="Pictures/10000201000002E3000001B7A2F6B052FF356F73.png" manifest:media-type="image/png"/>
  <manifest:file-entry manifest:full-path="Pictures/10000201000002E3000001B725E7B0F78F54DC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4096ee" draw:fill-color="#4096ee" draw:textarea-horizontal-align="justify" draw:textarea-vertical-align="middle" draw:auto-grow-height="false" fo:min-height="1.75cm" fo:min-width="6.7cm"/>
    </style:style>
    <style:style style:name="gr4" style:family="graphic" style:parent-style-name="standard">
      <style:graphic-properties draw:fill-color="#3a3a3a" draw:textarea-horizontal-align="justify" draw:textarea-vertical-align="middle" draw:auto-grow-height="false" fo:min-height="9.55cm" fo:min-width="11.3cm"/>
    </style:style>
    <style:style style:name="gr5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7cm"/>
    </style:style>
    <style:style style:name="gr6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9cm"/>
    </style:style>
    <style:style style:name="gr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6.7cm"/>
    </style:style>
    <style:style style:name="gr8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7cm"/>
    </style:style>
    <style:style style:name="gr9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9cm"/>
    </style:style>
    <style:style style:name="gr10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1cm"/>
    </style:style>
    <style:style style:name="gr11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14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7cm"/>
    </style:style>
    <style:style style:name="gr15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</style:style>
    <style:style style:name="gr17" style:family="graphic" style:parent-style-name="standard">
      <style:graphic-properties svg:stroke-color="#ff0000" draw:marker-start="Arrow" draw:marker-start-width="0.3cm" draw:marker-end="Arrow" draw:marker-end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Standard-title">
      <style:graphic-properties draw:fill="solid" draw:fill-color="#333333" fo:min-height="3.506cm"/>
    </style:style>
    <style:style style:name="pr2" style:family="presentation" style:parent-style-name="Standard-subtitle">
      <style:graphic-properties draw:fill="solid" draw:fill-color="#333333" fo:min-height="6.8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33333"/>
      <style:text-properties fo:color="#ffffff"/>
    </style:style>
    <style:style style:name="P3" style:family="paragraph">
      <style:paragraph-properties fo:margin-left="0.5cm" fo:margin-right="0cm" fo:margin-top="0cm" fo:margin-bottom="0cm" fo:text-align="start" fo:text-indent="0cm"/>
    </style:style>
    <style:style style:name="P4" style:family="paragraph">
      <loext:graphic-properties draw:fill="solid" draw:fill-color="#333333"/>
      <style:paragraph-properties fo:margin-left="0.5cm" fo:margin-right="0cm" fo:margin-top="0cm" fo:margin-bottom="0cm" fo:text-align="start" fo:text-indent="0cm"/>
      <style:text-properties fo:color="#ffffff" fo:font-size="32pt"/>
    </style:style>
    <style:style style:name="P5" style:family="paragraph">
      <style:paragraph-properties fo:margin-left="0.5cm" fo:margin-right="0cm" fo:margin-top="0cm" fo:margin-bottom="0cm" fo:text-align="center" fo:text-indent="0cm"/>
    </style:style>
    <style:style style:name="P6" style:family="paragraph">
      <loext:graphic-properties draw:fill="solid" draw:fill-color="#333333"/>
      <style:paragraph-properties fo:margin-left="0.5cm" fo:margin-right="0cm" fo:margin-top="0cm" fo:margin-bottom="0cm" fo:text-align="center" fo:text-indent="0cm"/>
      <style:text-properties fo:color="#ffffff" fo:font-size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4096ee"/>
      <style:paragraph-properties fo:text-align="center"/>
      <style:text-properties fo:color="#ffffff" style:font-name="Carlito" fo:font-size="44pt" style:font-size-asian="44pt" style:font-size-complex="44pt"/>
    </style:style>
    <style:style style:name="P10" style:family="paragraph">
      <style:paragraph-properties fo:text-align="start"/>
    </style:style>
    <style:style style:name="P11" style:family="paragraph">
      <loext:graphic-properties draw:fill-color="#3a3a3a"/>
      <style:paragraph-properties fo:text-align="start"/>
      <style:text-properties fo:color="#ffffff" style:font-name="Carlito" fo:font-size="26pt" style:font-size-asian="26pt" style:font-size-complex="26pt"/>
    </style:style>
    <style:style style:name="P12" style:family="paragraph">
      <loext:graphic-properties draw:fill-color="#4096ee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-color="#3a3a3a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14" style:family="paragraph">
      <loext:graphic-properties draw:fill-color="#3a3a3a"/>
      <style:paragraph-properties fo:text-align="center"/>
      <style:text-properties fo:color="#ffffff" style:font-name="Carlito" fo:font-size="16pt" style:font-size-asian="16pt" style:font-size-complex="16pt"/>
    </style:style>
    <style:style style:name="P15" style:family="paragraph">
      <loext:graphic-properties draw:fill-color="#4096ee"/>
      <style:paragraph-properties fo:text-align="center"/>
      <style:text-properties fo:color="#ffffff" style:font-name="Carlito" fo:font-size="16pt" style:font-size-asian="16pt" style:font-size-complex="16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  <style:text-properties fo:color="#ff0000" style:font-name="Carlito" fo:font-size="16pt" style:font-size-asian="16pt" style:font-size-complex="16pt"/>
    </style:style>
    <style:style style:name="P18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19" style:family="paragraph">
      <loext:graphic-properties draw:fill="none" draw:fill-color="#ffffff"/>
      <style:paragraph-properties fo:text-align="center"/>
      <style:text-properties fo:color="#ff0000" style:font-name="Carlito" fo:font-style="italic" style:font-style-asian="italic" style:font-style-complex="italic"/>
    </style:style>
    <style:style style:name="P20" style:family="paragraph">
      <loext:graphic-properties draw:fill="none" draw:fill-color="#ffffff"/>
      <style:paragraph-properties fo:text-align="center"/>
      <style:text-properties fo:color="#ff0000" style:font-name="Carlito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ffff"/>
    </style:style>
    <style:style style:name="T2" style:family="text">
      <style:text-properties fo:color="#ffffff" fo:font-size="22pt" fo:language="de" fo:country="DE" style:font-size-asian="22pt" style:font-size-complex="22pt"/>
    </style:style>
    <style:style style:name="T3" style:family="text">
      <style:text-properties fo:color="#ffffff" style:font-name="Carlito" fo:font-size="44pt" style:font-size-asian="44pt" style:font-size-complex="44pt"/>
    </style:style>
    <style:style style:name="T4" style:family="text">
      <style:text-properties fo:color="#ffffff" style:font-name="Carlito" fo:font-size="26pt" style:font-size-asian="26pt" style:font-size-complex="26pt"/>
    </style:style>
    <style:style style:name="T5" style:family="text"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style:font-name="Carlito" fo:font-size="16pt" fo:font-weight="bold" style:font-weight-asian="bold" style:font-weight-complex="bold"/>
    </style:style>
    <style:style style:name="T7" style:family="text">
      <style:text-properties fo:color="#ffffff" style:font-name="Carlito" fo:font-size="16pt" style:font-size-asian="16pt" style:font-size-complex="16pt"/>
    </style:style>
    <style:style style:name="T8" style:family="text">
      <style:text-properties fo:color="#ff0000" style:font-name="Carlito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0000" style:font-name="Carlito" fo:font-size="16pt" fo:font-style="italic" style:font-size-asian="16pt" style:font-style-asian="italic" style:font-size-complex="16pt" style:font-style-complex="italic"/>
    </style:style>
    <style:style style:name="T10" style:family="text">
      <style:text-properties fo:color="#ff0000" style:font-name="Carlito" fo:font-size="14pt" style:font-size-asian="14pt" style:font-size-complex="14pt"/>
    </style:style>
    <style:style style:name="T11" style:family="text">
      <style:text-properties fo:color="#ff0000" fo:font-size="14pt" style:font-size-asian="14pt" style:font-size-complex="14pt"/>
    </style:style>
    <style:style style:name="T12" style:family="text">
      <style:text-properties fo:color="#ff0000" style:font-name="Carlito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ff0000" style:font-name="Carlito" fo:font-style="italic" style:font-style-asian="italic" style:font-style-complex="italic"/>
    </style:style>
    <style:style style:name="T14" style:family="text">
      <style:text-properties fo:color="#ff0000" style:font-name="Carlito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8cm" svg:height="20.999cm" svg:x="-0.002cm" svg:y="-0.022cm">
          <draw:image xlink:href="Pictures/10000201000005780000041AC1063A4B43A66E97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1cm" svg:y="2.2cm" presentation:class="title" presentation:user-transformed="true">
          <draw:text-box>
            <text:p><text:span text:style-name="T1">Ideas - Web Application – Part 2</text:span></text:p>
          </draw:text-box>
        </draw:frame>
        <draw:frame presentation:style-name="pr2" draw:text-style-name="P4" draw:layer="layout" svg:width="14.01cm" svg:height="6.8cm" svg:x="1.39cm" svg:y="12.6cm">
          <draw:text-box>
            <text:p text:style-name="P3"><text:span text:style-name="T2">Berufsakademie Sachsen</text:span></text:p>
            <text:p text:style-name="P3"><text:span text:style-name="T2">Staatliche Studienakademie Leipzig</text:span></text:p>
            <text:p text:style-name="P3"><text:span text:style-name="T2">Module: System Implementation</text:span></text:p>
            <text:p text:style-name="P3"><text:span text:style-name="T2">Lecturer: Prof. Dr.-Ing. Christian Heller</text:span></text:p>
            <text:p text:style-name="P3"><text:span text:style-name="T2">Seminar Group: CS14</text:span></text:p>
            <text:p text:style-name="P3"><text:span text:style-name="T2">30.11.2016</text:span></text:p>
          </draw:text-box>
        </draw:frame>
        <draw:frame presentation:style-name="pr2" draw:text-style-name="P6" draw:layer="layout" svg:width="8.8cm" svg:height="6.8cm" svg:x="17.701cm" svg:y="12.6cm">
          <draw:text-box>
            <text:p text:style-name="P5"><text:span text:style-name="T2">A presentation by:</text:span></text:p>
            <text:p text:style-name="P5"><text:span text:style-name="T2"/></text:p>
            <text:p text:style-name="P5"><text:span text:style-name="T2">Georg Andrássy</text:span></text:p>
            <text:p text:style-name="P5"><text:span text:style-name="T2">Roland Knobloch</text:span></text:p>
            <text:p text:style-name="P5"><text:span text:style-name="T2">Angela Stöckert</text:span></text:p>
          </draw:text-box>
        </draw:frame>
        <draw:frame draw:style-name="gr1" draw:text-style-name="P1" draw:layer="layout" svg:width="8.2cm" svg:height="8.155cm" svg:x="9.6cm" svg:y="5.245cm">
          <draw:image xlink:href="Pictures/1000020100000500000004F99BD89DA454BB27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3" draw:text-style-name="P9" draw:layer="layout" svg:width="7.2cm" svg:height="2cm" svg:x="8.3cm" svg:y="3.4cm">
          <text:p text:style-name="P8"><text:span text:style-name="T3">Outli</text:span><text:span text:style-name="T3">ne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1.8cm" svg:height="9.8cm" svg:x="8.3cm" svg:y="5.4cm">
          <text:p text:style-name="P10"><text:span text:style-name="T4"><text:tab/></text:span><text:span text:style-name="T4">1</text:span><text:span text:style-name="T4"><text:tab/></text:span><text:span text:style-name="T4">Frontend </text:span><text:span text:style-name="T4">Example</text:span></text:p>
          <text:p text:style-name="P10"><text:span text:style-name="T4"/></text:p>
          <text:p text:style-name="P10"><text:span text:style-name="T4"><text:tab/></text:span><text:span text:style-name="T4">2</text:span><text:span text:style-name="T4"><text:tab/></text:span><text:span text:style-name="T4">WebAPI </text:span><text:span text:style-name="T4">Example</text:span></text:p>
          <text:p text:style-name="P10"><text:span text:style-name="T4"/></text:p>
          <text:p text:style-name="P10"><text:span text:style-name="T4"><text:tab/></text:span><text:span text:style-name="T4">3</text:span><text:span text:style-name="T4"><text:tab/></text:span><text:span text:style-name="T4">DataMan</text:span><text:span text:style-name="T4">ager</text:span></text:p>
          <text:p text:style-name="P10"><text:span text:style-name="T4"/></text:p>
          <text:p text:style-name="P10"><text:span text:style-name="T4"><text:tab/></text:span><text:span text:style-name="T4">4</text:span><text:span text:style-name="T4"><text:tab/></text:span><text:span text:style-name="T4">Project </text:span><text:span text:style-name="T4">Organisati</text:span><text:span text:style-name="T4">on</text:span></text:p>
          <text:p text:style-name="P10"><text:span text:style-name="T4"/></text:p>
          <text:p text:style-name="P10"><text:span text:style-name="T4"><text:tab/></text:span><text:span text:style-name="T4">5</text:span><text:span text:style-name="T4"><text:tab/></text:span><text:span text:style-name="T4">Conclusio</text:span><text:span text:style-name="T4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4cm" svg:height="14.26cm" svg:x="3.4cm" svg:y="3.9cm">
          <draw:image xlink:href="Pictures/10000201000002E3000001B7FAE7FE8CC4537E80.png" xlink:type="simple" xlink:show="embed" xlink:actuate="onLoad">
            <text:p/>
          </draw:image>
        </draw:frame>
        <draw:frame draw:style-name="gr1" draw:text-style-name="P1" draw:layer="layout" svg:width="11.059cm" svg:height="1.745cm" svg:x="8.571cm" svg:y="2.077cm">
          <draw:image xlink:href="Pictures/10000000000001A200000042318FC474DFE645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0A703A26EBB8A280.png" xlink:type="simple" xlink:show="embed" xlink:actuate="onLoad">
            <text:p/>
          </draw:image>
        </draw:frame>
        <draw:frame draw:style-name="gr1" draw:text-style-name="P1" draw:layer="layout" svg:width="24cm" svg:height="14.26cm" svg:x="3.4cm" svg:y="3.9cm">
          <draw:image xlink:href="Pictures/10000201000002E3000001B7E9588704FD25319B.png" xlink:type="simple" xlink:show="embed" xlink:actuate="onLoad">
            <text:p/>
          </draw:image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FAE690AC56062BC8.png" xlink:type="simple" xlink:show="embed" xlink:actuate="onLoad">
            <text:p/>
          </draw:image>
        </draw:frame>
        <draw:frame draw:style-name="gr1" draw:text-style-name="P1" draw:layer="layout" svg:width="24cm" svg:height="14.26cm" svg:x="3.4cm" svg:y="3.9cm">
          <draw:image xlink:href="Pictures/10000201000002E3000001B7A2F6B052FF356F73.png" xlink:type="simple" xlink:show="embed" xlink:actuate="onLoad">
            <text:p/>
          </draw:image>
        </draw:frame>
        <draw:frame draw:style-name="gr12" draw:text-style-name="P17" draw:layer="layout" svg:width="5.8cm" svg:height="1.505cm" svg:x="21.2cm" svg:y="12.895cm">
          <draw:text-box>
            <text:p text:style-name="P8"><text:span text:style-name="T8">request-key:</text:span></text:p>
            <text:p text:style-name="P8"><text:span text:style-name="T9">“</text:span><text:span text:style-name="T9">getProfileRequest“</text:span></text:p>
          </draw:text-box>
        </draw:frame>
        <draw:frame draw:style-name="gr13" draw:text-style-name="P17" draw:layer="layout" svg:width="8.6cm" svg:height="2.132cm" svg:x="19.6cm" svg:y="17.068cm">
          <draw:text-box>
            <text:p text:style-name="P8"><text:span text:style-name="T8">response-key:</text:span></text:p>
            <text:p text:style-name="P8"><text:span text:style-name="T9">“</text:span><text:span text:style-name="T9">getProfileRequest-response“</text:span></text:p>
          </draw:text-box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FAE690AC56062BC8.png" xlink:type="simple" xlink:show="embed" xlink:actuate="onLoad">
            <text:p/>
          </draw:image>
        </draw:frame>
        <draw:frame draw:style-name="gr1" draw:text-style-name="P1" draw:layer="layout" svg:width="24cm" svg:height="14.26cm" svg:x="3.4cm" svg:y="3.9cm">
          <draw:image xlink:href="Pictures/10000201000002E3000001B725E7B0F78F54DC30.png" xlink:type="simple" xlink:show="embed" xlink:actuate="onLoad">
            <text:p/>
          </draw:image>
        </draw:frame>
        <draw:frame draw:style-name="gr13" draw:text-style-name="P17" draw:layer="layout" svg:width="8.6cm" svg:height="2.132cm" svg:x="19.6cm" svg:y="17.068cm">
          <draw:text-box>
            <text:p text:style-name="P8"><text:span text:style-name="T8">response-key:</text:span></text:p>
            <text:p text:style-name="P8"><text:span text:style-name="T9">“</text:span><text:span text:style-name="T9">getProfileRequest-response“</text:span></text:p>
          </draw:text-box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8.692cm" svg:height="16.761cm" svg:x="4.708cm" svg:y="2.201cm">
          <draw:image xlink:href="Pictures/10000000000002A50000025F4796E6722B33386E.png" xlink:type="simple" xlink:show="embed" xlink:actuate="onLoad">
            <text:p/>
          </draw:image>
        </draw:fram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6F99AD974D8CACA3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39D19099C5870D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6F99AD974D8CACA3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1431AD22C274B2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B58751BCCEF3836F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1B9D2DAB310FA12E.png" xlink:type="simple" xlink:show="embed" xlink:actuate="onLoad">
            <text:p/>
          </draw:image>
        </draw:frame>
        <draw:frame draw:style-name="gr16" draw:text-style-name="P18" draw:layer="layout" svg:width="7.4cm" svg:height="1.369cm" svg:x="21.4cm" svg:y="4.4cm">
          <draw:text-box>
            <text:p><text:span text:style-name="T10">JSON-String</text:span><text:span text:style-name="T11"> <text:s text:c="9"/></text:span><text:span text:style-name="T10">Java-Object</text:span></text:p>
          </draw:text-box>
        </draw:frame>
        <draw:line draw:style-name="gr17" draw:text-style-name="P8" draw:layer="layout" svg:x1="24.1cm" svg:y1="4.8cm" svg:x2="25.3cm" svg:y2="4.8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B58751BCCEF3836F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F27F31443716655F.png" xlink:type="simple" xlink:show="embed" xlink:actuate="onLoad">
            <text:p/>
          </draw:image>
        </draw:frame>
        <draw:frame draw:style-name="gr18" draw:text-style-name="P19" draw:layer="layout" svg:width="6.1cm" svg:height="2.384cm" svg:x="2.5cm" svg:y="7.601cm">
          <draw:text-box>
            <text:p text:style-name="P8"><text:span text:style-name="T12">request-key:</text:span></text:p>
            <text:p text:style-name="P8"><text:span text:style-name="T13">“</text:span><text:span text:style-name="T13">getProfileRequest“</text:span></text:p>
          </draw:text-box>
        </draw:frame>
        <draw:frame draw:style-name="gr19" draw:text-style-name="P20" draw:layer="layout" svg:width="4.8cm" svg:height="1.673cm" svg:x="14.8cm" svg:y="10.128cm">
          <draw:text-box>
            <text:p text:style-name="P8"><text:span text:style-name="T14">Command Patter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40A0DE0A6B076D30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86A013533C46F4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059cm" svg:height="1.745cm" svg:x="8.571cm" svg:y="2.077cm">
          <draw:image xlink:href="Pictures/10000000000001A20000004240A0DE0A6B076D30.png" xlink:type="simple" xlink:show="embed" xlink:actuate="onLoad">
            <text:p/>
          </draw:image>
        </draw:frame>
        <draw:custom-shape draw:style-name="gr14" draw:text-style-name="P14" draw:layer="layout" svg:width="5.2cm" svg:height="1.3cm" svg:x="1.6cm" svg:y="0cm">
          <text:p text:style-name="P8"><text:span text:style-name="T7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5.4cm" svg:height="1.3cm" svg:x="6.8cm" svg:y="0cm">
          <text:p text:style-name="P8"><text:span text:style-name="T7">2 <text:s/>WebAPI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4.6cm" svg:height="1.3cm" svg:x="12.2cm" svg:y="0cm">
          <text:p text:style-name="P8"><text:span text:style-name="T7">3 <text:s/>Data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4.4cm" svg:height="1.3cm" svg:x="16.8cm" svg:y="0cm">
          <text:p text:style-name="P8"><text:span text:style-name="T7">4 <text:s/>Organis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2cm" svg:height="1.3cm" svg:x="21.2cm" svg:y="0cm">
          <text:p text:style-name="P8"><text:span text:style-name="T7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4.2cm" svg:height="1.3cm" svg:x="12.6cm" svg:y="19.65cm">
          <text:p text:style-name="P8"><text:span text:style-name="T5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16.8cm" svg:y="19.65cm">
          <text:p text:style-name="P8"><text:span text:style-name="T6">Roland Knobloch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4cm" svg:height="1.3cm" svg:x="21.2cm" svg:y="19.65cm">
          <text:p text:style-name="P8"><text:span text:style-name="T6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7.2cm" svg:height="1.3cm" svg:x="5.2cm" svg:y="19.65cm">
          <text:p text:style-name="P8"><text:span text:style-name="T7">Ideas Web Application – Part 2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5cm" svg:height="14.4cm" svg:x="2.7cm" svg:y="3.9cm">
          <draw:image xlink:href="Pictures/10000201000002AE000001B782D287126219CF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3E0000001E7F84EB939F45641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3a3a3a" draw:fill-color="#3a3a3a" draw:textarea-horizontal-align="justify" draw:textarea-vertical-align="middle" draw:auto-grow-height="false" fo:min-height="1.15cm" fo:min-width="27.5cm"/>
    </style:style>
    <style:style style:name="Mgr4" style:family="graphic" style:parent-style-name="standard">
      <style:graphic-properties svg:stroke-color="#3a3a3a" draw:fill-color="#3a3a3a" draw:textarea-horizontal-align="justify" draw:textarea-vertical-align="middle" draw:auto-grow-height="false" fo:min-height="1.35cm" fo:min-width="27.5cm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564cm" fo:min-width="2.1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6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0.801cm"/>
    </style:style>
    <style:style style:name="Mpr5" style:family="presentation" style:parent-style-name="Standard-backgroundobjects">
      <style:graphic-properties svg:stroke-color="#3a3a3a" draw:fill="bitmap" draw:fill-color="#eeeeee" draw:fill-image-name="Bitmap_20_1" draw:textarea-vertical-align="middle" draw:auto-grow-height="false" fo:min-height="0.8cm" fo:min-width="1.6cm"/>
    </style:style>
    <style:style style:name="Mpr6" style:family="presentation" style:parent-style-name="Standard-backgroundobjects">
      <style:graphic-properties svg:stroke-color="#eeeeee" draw:fill-color="#eeeeee" draw:textarea-vertical-align="middle" draw:auto-grow-height="false" fo:min-height="18.247cm" fo:min-width="28cm"/>
    </style:style>
    <style:style style:name="Mpr7" style:family="presentation" style:parent-style-name="Standard-backgroundobjects">
      <style:graphic-properties svg:stroke-color="#4096ee" draw:fill-color="#4096ee" draw:textarea-vertical-align="middle" draw:auto-grow-height="false" fo:min-height="1.117cm" fo:min-width="1.132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a3a3a"/>
      <style:paragraph-properties fo:text-align="center"/>
    </style:style>
    <style:style style:name="MP8" style:family="paragraph">
      <loext:graphic-properties draw:fill="bitmap" draw:fill-color="#eeeeee" draw:fill-image-name="Bitmap_20_1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Carlito" fo:font-size="16pt"/>
    </style:style>
    <style:style style:name="MP11" style:family="paragraph">
      <loext:graphic-properties draw:fill-color="#eeeeee"/>
      <style:paragraph-properties fo:text-align="center"/>
    </style:style>
    <style:style style:name="MP12" style:family="paragraph">
      <loext:graphic-properties draw:fill-color="#4096ee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rlito" fo:font-size="16pt" style:font-size-asian="16pt" style:font-size-complex="16pt"/>
    </style:style>
    <style:style style:name="MT3" style:family="text">
      <style:text-properties fo:color="#ffffff" style:font-name="Carlito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Mpr1" draw:layer="backgroundobjects" svg:width="25.199cm" svg:height="3.506cm" svg:x="1.4cm" svg:y="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48cm" svg:x="1.4cm" svg:y="19.95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cm" svg:x="9.725cm" svg:y="19.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.4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1.6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8" draw:layer="backgroundobjects" svg:width="1.6cm" svg:height="0.8cm" svg:x="26cm" svg:y="0.3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1.36cm" svg:height="1.353cm" svg:x="0.04cm" svg:y="0cm">
        <draw:image xlink:href="Pictures/1000020100000500000004F99BD89DA454BB2745.png" xlink:type="simple" xlink:show="embed" xlink:actuate="onLoad">
          <text:p/>
        </draw:image>
      </draw:frame>
      <draw:frame draw:style-name="Mgr6" draw:text-style-name="MP10" draw:layer="backgroundobjects" svg:width="2.6cm" svg:height="0.814cm" svg:x="0.4cm" svg:y="19.9cm">
        <draw:text-box>
          <text:p><text:span text:style-name="MT2"><text:date style:data-style-name="D1" text:date-value="2016-12-15">15.12.16</text:date></text:span></text:p>
        </draw:text-box>
      </draw:frame>
      <draw:frame draw:style-name="Mgr6" draw:text-style-name="MP10" draw:layer="backgroundobjects" svg:width="2.6cm" svg:height="0.814cm" svg:x="2.6cm" svg:y="19.9cm">
        <draw:text-box>
          <text:p><text:span text:style-name="MT2"><text:time style:data-style-name="T1" text:time-value="00:00:00">05:41:15</text:time></text:span></text:p>
        </draw:text-box>
      </draw:frame>
      <draw:custom-shape presentation:style-name="Mpr6" draw:text-style-name="MP11" draw:layer="backgroundobjects" svg:width="28cm" svg:height="18.247cm" svg:x="0cm" svg:y="1.353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6cm" svg:height="1.579cm" svg:x="26.001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6" draw:layer="backgroundobjects" svg:width="4.8cm" svg:height="1.029cm" svg:x="24.4cm" svg:y="19.552cm">
        <draw:text-box>
          <text:p text:style-name="MP13"><text:span text:style-name="MT3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1:27:37.209777920</meta:creation-date>
    <dc:date>2016-12-15T05:41:15.374747929</dc:date>
    <meta:editing-duration>PT3H12M45S</meta:editing-duration>
    <meta:editing-cycles>57</meta:editing-cycles>
    <meta:generator>LibreOffice/5.1.4.2$Linux_X86_64 LibreOffice_project/10m0$Build-2</meta:generator>
    <meta:document-statistic meta:object-count="193"/>
  </office:meta>
</office:document-meta>
</file>